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96320295" calcext:value-type="float">
            <text:p>1,196320295</text:p>
          </table:table-cell>
          <table:table-cell office:value-type="float" office:value="0.5697675943" calcext:value-type="float">
            <text:p>0,5697675943</text:p>
          </table:table-cell>
          <table:table-cell office:value-type="float" office:value="0.002731463872" calcext:value-type="float">
            <text:p>0,0027314639</text:p>
          </table:table-cell>
          <table:table-cell table:style-name="ce1" office:value-type="float" office:value="0.00003157761603" calcext:value-type="float">
            <text:p>3,16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824" calcext:value-type="float">
            <text:p>32824</text:p>
          </table:table-cell>
          <table:table-cell office:value-type="float" office:value="1.198197961" calcext:value-type="float">
            <text:p>1,198197961</text:p>
          </table:table-cell>
          <table:table-cell office:value-type="float" office:value="0.5454489589" calcext:value-type="float">
            <text:p>0,5454489589</text:p>
          </table:table-cell>
          <table:table-cell office:value-type="float" office:value="0.0007351216045" calcext:value-type="float">
            <text:p>0,0007351216</text:p>
          </table:table-cell>
          <table:table-cell table:style-name="ce1" office:value-type="float" office:value="0.00003128177195" calcext:value-type="float">
            <text:p>3,1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948" calcext:value-type="float">
            <text:p>32948</text:p>
          </table:table-cell>
          <table:table-cell office:value-type="float" office:value="1.075879335" calcext:value-type="float">
            <text:p>1,075879335</text:p>
          </table:table-cell>
          <table:table-cell office:value-type="float" office:value="0.5807668567" calcext:value-type="float">
            <text:p>0,5807668567</text:p>
          </table:table-cell>
          <table:table-cell office:value-type="float" office:value="0.0006388681359" calcext:value-type="float">
            <text:p>0,0006388681</text:p>
          </table:table-cell>
          <table:table-cell table:style-name="ce1" office:value-type="float" office:value="0.00001558214899" calcext:value-type="float">
            <text:p>1,5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068" calcext:value-type="float">
            <text:p>33068</text:p>
          </table:table-cell>
          <table:table-cell office:value-type="float" office:value="1.20489037" calcext:value-type="float">
            <text:p>1,20489037</text:p>
          </table:table-cell>
          <table:table-cell office:value-type="float" office:value="0.594671309" calcext:value-type="float">
            <text:p>0,594671309</text:p>
          </table:table-cell>
          <table:table-cell office:value-type="float" office:value="0.001599155366" calcext:value-type="float">
            <text:p>0,0015991554</text:p>
          </table:table-cell>
          <table:table-cell table:style-name="ce1" office:value-type="float" office:value="0.00006210312131" calcext:value-type="float">
            <text:p>6,2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473" calcext:value-type="float">
            <text:p>33473</text:p>
          </table:table-cell>
          <table:table-cell office:value-type="float" office:value="1.32960856" calcext:value-type="float">
            <text:p>1,32960856</text:p>
          </table:table-cell>
          <table:table-cell office:value-type="float" office:value="0.5918384194" calcext:value-type="float">
            <text:p>0,5918384194</text:p>
          </table:table-cell>
          <table:table-cell office:value-type="float" office:value="0.001058655675" calcext:value-type="float">
            <text:p>0,0010586557</text:p>
          </table:table-cell>
          <table:table-cell table:style-name="ce1" office:value-type="float" office:value="0.00003068567094" calcext:value-type="float">
            <text:p>3,0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744" calcext:value-type="float">
            <text:p>33744</text:p>
          </table:table-cell>
          <table:table-cell office:value-type="float" office:value="1.14070344" calcext:value-type="float">
            <text:p>1,14070344</text:p>
          </table:table-cell>
          <table:table-cell office:value-type="float" office:value="0.5961183906" calcext:value-type="float">
            <text:p>0,5961183906</text:p>
          </table:table-cell>
          <table:table-cell office:value-type="float" office:value="0.0002283244103" calcext:value-type="float">
            <text:p>0,0002283244</text:p>
          </table:table-cell>
          <table:table-cell table:style-name="ce1" office:value-type="float" office:value="0.00001522162711" calcext:value-type="float">
            <text:p>1,5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84" calcext:value-type="float">
            <text:p>33784</text:p>
          </table:table-cell>
          <table:table-cell office:value-type="float" office:value="1.221844554" calcext:value-type="float">
            <text:p>1,221844554</text:p>
          </table:table-cell>
          <table:table-cell office:value-type="float" office:value="0.5310948491" calcext:value-type="float">
            <text:p>0,5310948491</text:p>
          </table:table-cell>
          <table:table-cell office:value-type="float" office:value="0.0004713323433" calcext:value-type="float">
            <text:p>0,0004713323</text:p>
          </table:table-cell>
          <table:table-cell table:style-name="ce1" office:value-type="float" office:value="0.0000152042694" calcext:value-type="float">
            <text:p>1,5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970" calcext:value-type="float">
            <text:p>33970</text:p>
          </table:table-cell>
          <table:table-cell office:value-type="float" office:value="1.284147501" calcext:value-type="float">
            <text:p>1,284147501</text:p>
          </table:table-cell>
          <table:table-cell office:value-type="float" office:value="0.5643900037" calcext:value-type="float">
            <text:p>0,5643900037</text:p>
          </table:table-cell>
          <table:table-cell office:value-type="float" office:value="0.000559571723" calcext:value-type="float">
            <text:p>0,0005595717</text:p>
          </table:table-cell>
          <table:table-cell table:style-name="ce1" office:value-type="float" office:value="0.00003024711987" calcext:value-type="float">
            <text:p>3,0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189" calcext:value-type="float">
            <text:p>34189</text:p>
          </table:table-cell>
          <table:table-cell office:value-type="float" office:value="1.073911786" calcext:value-type="float">
            <text:p>1,073911786</text:p>
          </table:table-cell>
          <table:table-cell office:value-type="float" office:value="0.577188313" calcext:value-type="float">
            <text:p>0,577188313</text:p>
          </table:table-cell>
          <table:table-cell office:value-type="float" office:value="0.0003005846229" calcext:value-type="float">
            <text:p>0,0003005846</text:p>
          </table:table-cell>
          <table:table-cell table:style-name="ce1" office:value-type="float" office:value="0.00001502923169" calcext:value-type="float">
            <text:p>1,5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268" calcext:value-type="float">
            <text:p>34268</text:p>
          </table:table-cell>
          <table:table-cell office:value-type="float" office:value="1.229516506" calcext:value-type="float">
            <text:p>1,229516506</text:p>
          </table:table-cell>
          <table:table-cell office:value-type="float" office:value="0.5899889469" calcext:value-type="float">
            <text:p>0,5899889469</text:p>
          </table:table-cell>
          <table:table-cell office:value-type="float" office:value="0.0006298362277" calcext:value-type="float">
            <text:p>0,0006298362</text:p>
          </table:table-cell>
          <table:table-cell table:style-name="ce1" office:value-type="float" office:value="0.00001499610062" calcext:value-type="float">
            <text:p>1,50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955020308" calcext:value-type="float">
            <text:p>1,1955020308</text:p>
          </table:table-cell>
          <table:table-cell table:formula="of:=AVERAGE([.D2:.D11])" office:value-type="float" office:value="0.57412736416" calcext:value-type="float">
            <text:p>0,5741273642</text:p>
          </table:table-cell>
          <table:table-cell table:formula="of:=AVERAGE([.E2:.E11])" office:value-type="float" office:value="0.00089529139806" calcext:value-type="float">
            <text:p>0,0008952914</text:p>
          </table:table-cell>
          <table:table-cell table:formula="of:=AVERAGE([.F2:.F11])" office:value-type="float" office:value="0.000026192867791" calcext:value-type="float">
            <text:p>2,6192867791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7:05.926436332</dc:date>
    <meta:document-statistic meta:table-count="1" meta:cell-count="70" meta:object-count="0"/>
    <meta:generator>LibreOffice/4.1.4.2$Linux_X86_64 LibreOffice_project/410m0$Build-2</meta:generator>
  </office:meta>
</office:document-meta>
</file>